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366in"/>
    </style:style>
    <style:style style:name="co3" style:family="table-column">
      <style:table-column-properties fo:break-before="auto" style:column-width="1.0398in"/>
    </style:style>
    <style:style style:name="co4" style:family="table-column">
      <style:table-column-properties fo:break-before="auto" style:column-width="3.0756in"/>
    </style:style>
    <style:style style:name="co5" style:family="table-column">
      <style:table-column-properties fo:break-before="auto" style:column-width="4.2555in"/>
    </style:style>
    <style:style style:name="co6" style:family="table-column">
      <style:table-column-properties fo:break-before="auto" style:column-width="6.6161in"/>
    </style:style>
    <style:style style:name="co7" style:family="table-column">
      <style:table-column-properties fo:break-before="auto" style:column-width="1.1008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1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>
            <text:p>view-source:https://web.archive.org/cdx/search/cdx?url=</text:p>
          </table:table-cell>
          <table:table-cell office:value-type="string">
            <text:p>imdb.com/*</text:p>
          </table:table-cell>
          <table:table-cell office:value-type="string">
            <text:p>&amp;filter=statuscode:200&amp;filter=!urlkey:com,imdb\u0029/.?.?.?.?.?.?</text:p>
          </table:table-cell>
          <table:table-cell office:value-type="string">
            <text:p>&amp;from=1996&amp;to=2000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us.imdb.com/*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 table:number-columns-repeated="7"/>
        </table:table-row>
        <table:table-row table:style-name="ro3">
          <table:table-cell/>
          <table:table-cell office:value-type="float" office:value="19961119072210">
            <text:p>19961119072210</text:p>
          </table:table-cell>
          <table:table-cell office:value-type="string">
            <text:p>com,imdb)</text:p>
          </table:table-cell>
          <table:table-cell office:value-type="string">
            <text:p>alternative_access</text:p>
          </table:table-cell>
          <table:table-cell table:number-columns-repeated="3"/>
        </table:table-row>
        <table:table-row table:style-name="ro3">
          <table:table-cell/>
          <table:table-cell office:value-type="float" office:value="19961119073251">
            <text:p>19961119073251</text:p>
          </table:table-cell>
          <table:table-cell office:value-type="string">
            <text:p>com,imdb)</text:p>
          </table:table-cell>
          <table:table-cell office:value-type="string">
            <text:p>a2z.html</text:p>
          </table:table-cell>
          <table:table-cell table:number-columns-repeated="3"/>
        </table:table-row>
        <table:table-row table:style-name="ro3">
          <table:table-cell/>
          <table:table-cell office:value-type="float" office:value="19961121011632">
            <text:p>19961121011632</text:p>
          </table:table-cell>
          <table:table-cell office:value-type="string">
            <text:p>com,imdb)</text:p>
          </table:table-cell>
          <table:table-cell office:value-type="string">
            <text:p>ads</text:p>
          </table:table-cell>
          <table:table-cell office:value-type="string">
            <text:p>house</text:p>
          </table:table-cell>
          <table:table-cell office:value-type="string">
            <text:p>imdb_h30.gif</text:p>
          </table:table-cell>
          <table:table-cell/>
        </table:table-row>
        <table:table-row table:style-name="ro3">
          <table:table-cell/>
          <table:table-cell office:value-type="float" office:value="19961219232801">
            <text:p>19961219232801</text:p>
          </table:table-cell>
          <table:table-cell office:value-type="string">
            <text:p>com,imdb,us)</text:p>
          </table:table-cell>
          <table:table-cell table:number-columns-repeated="4"/>
        </table:table-row>
        <table:table-row table:style-name="ro1" table:number-rows-repeated="104856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  <table:database-ranges>
        <table:database-range table:target-range-address="Sheet1.B36632:Sheet1.J50829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fo:font-size="10.5pt"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09">11/09/2023</text:date>, <text:time>18:3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09T15:29:55.02</meta:creation-date>
    <meta:generator>OpenOffice/4.1.14$Win32 OpenOffice.org_project/4114m1$Build-9811</meta:generator>
    <dc:date>2023-11-09T18:33:18.66</dc:date>
    <meta:editing-duration>PT3H3M19S</meta:editing-duration>
    <meta:editing-cycles>10</meta:editing-cycles>
    <meta:document-statistic meta:table-count="3" meta:cell-count="18" meta:object-count="0"/>
  </office:meta>
</office:document-meta>
</file>